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e27" officeooo:paragraph-rsid="000cde27"/>
    </style:style>
    <style:style style:name="P2" style:family="paragraph" style:parent-style-name="Heading_20_2">
      <style:text-properties officeooo:rsid="000cde27" officeooo:paragraph-rsid="000cde27"/>
    </style:style>
    <style:style style:name="P3" style:family="paragraph" style:parent-style-name="Heading_20_3">
      <style:text-properties officeooo:rsid="000cde27" officeooo:paragraph-rsid="000cde27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Standard">
      <style:text-properties officeooo:rsid="000cde27" officeooo:paragraph-rsid="000cde27" fo:background-color="#ffff00"/>
    </style:style>
    <style:style style:name="P6" style:family="paragraph" style:parent-style-name="Standard">
      <style:text-properties officeooo:rsid="000cde27" officeooo:paragraph-rsid="00116ba8" fo:background-color="#ffff00"/>
    </style:style>
    <style:style style:name="P7" style:family="paragraph" style:parent-style-name="Standard">
      <style:text-properties officeooo:rsid="0012960d" officeooo:paragraph-rsid="000cde27" fo:background-color="#ffff00"/>
    </style:style>
    <style:style style:name="P8" style:family="paragraph" style:parent-style-name="Standard">
      <style:text-properties officeooo:rsid="0012960d" officeooo:paragraph-rsid="0012960d" fo:background-color="#ffff00"/>
    </style:style>
    <style:style style:name="P9" style:family="paragraph" style:parent-style-name="Standard">
      <style:paragraph-properties fo:background-color="#ffff00">
        <style:background-image/>
      </style:paragraph-properties>
      <style:text-properties officeooo:rsid="0012960d" officeooo:paragraph-rsid="0012960d" fo:background-color="#ffff00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>
      <style:text-properties officeooo:rsid="0012960d" officeooo:paragraph-rsid="0012960d"/>
    </style:style>
    <style:style style:name="T1" style:family="text">
      <style:text-properties fo:background-color="#ffff00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2" text:outline-level="2"><text:bookmark text:name="user-content-what-is-meteor"/>What is Meteor?</text:h>
      <text:p text:style-name="Text_20_body">Meteor is a full-stack JavaScript platform for developing modern web and mobile applications. Meteor includes a key set of technologies for building connected-client reactive applications, a build tool, and a curated set of packages from the Node.js and general JavaScript community.</text:p>
      <text:list xml:id="list4853062082383199930" text:style-name="L1">
        <text:list-item>
          <text:p text:style-name="P10">Meteor allows you to develop in <text:span text:style-name="Strong_20_Emphasis">one language</text:span>, JavaScript, in all environments: application server, web browser, and mobile device.</text:p>
        </text:list-item>
        <text:list-item>
          <text:p text:style-name="P10">Meteor uses <text:span text:style-name="Strong_20_Emphasis">data on the wire</text:span>, meaning the server sends data, not HTML, and the client renders it.</text:p>
        </text:list-item>
        <text:list-item>
          <text:p text:style-name="P10">Meteor <text:span text:style-name="Strong_20_Emphasis">embraces the ecosystem</text:span>, bringing the best parts of the extremely active JavaScript community to you in a careful and considered way.</text:p>
        </text:list-item>
        <text:list-item>
          <text:p text:style-name="P10">Meteor provides <text:span text:style-name="Strong_20_Emphasis">full stack reactivity</text:span>, allowing your UI to seamlessly reflect the true state of the world with minimal development effort.</text:p>
        </text:list-item>
      </text:list>
      <text:h text:style-name="Heading_20_2" text:outline-level="2"><text:bookmark text:name="user-content-meteor-resources"/><text:bookmark text:name="user-content-learning-more"/>Meteor resources</text:h>
      <text:list xml:id="list7900016325710551557" text:style-name="L2">
        <text:list-item>
          <text:p text:style-name="P11">The place to get started with Meteor is the <text:a xlink:type="simple" xlink:href="https://www.meteor.com/tutorials/blaze/creating-an-app">official tutorial</text:a>.</text:p>
        </text:list-item>
        <text:list-item>
          <text:p text:style-name="P11">Once you are familiar with the basics, the <text:a xlink:type="simple" xlink:href="http://guide.meteor.com/">Meteor Guide</text:a> covers intermediate material on how to use Meteor in a larger scale app.</text:p>
        </text:list-item>
        <text:list-item>
          <text:p text:style-name="P11"><text:a xlink:type="simple" xlink:href="http://stackoverflow.com/questions/tagged/meteor">Stack Overflow</text:a> is the best place to ask (and answer!) technical questions. Be sure to add the meteor tag to your question.</text:p>
        </text:list-item>
        <text:list-item>
          <text:p text:style-name="P11">Visit the <text:a xlink:type="simple" xlink:href="https://forums.meteor.com/">Meteor discussion forums</text:a> to announce projects, get help, talk about the community, or discuss changes to core.</text:p>
        </text:list-item>
        <text:list-item>
          <text:p text:style-name="P11"><text:a xlink:type="simple" xlink:href="https://atmospherejs.com/">Atmosphere</text:a> is the repository of community packages designed especially for Meteor.</text:p>
        </text:list-item>
        <text:list-item>
          <text:p text:style-name="P11"><text:a xlink:type="simple" xlink:href="https://github.com/Urigo/awesome-meteor">Awesome Meteor</text:a> is a community-curated list of <text:a xlink:type="simple" xlink:href="https://github.com/Urigo/awesome-meteor#getting-started">packages</text:a> and <text:a xlink:type="simple" xlink:href="https://github.com/Urigo/awesome-meteor#resources">resources</text:a>.</text:p>
        </text:list-item>
      </text:list>
      <text:p text:style-name="P1"/>
      <text:p text:style-name="P1">Meteor Installation Process</text:p>
      <text:p text:style-name="P1"/>
      <text:p text:style-name="P1"/>
      <text:p text:style-name="P1"/>
      <text:h text:style-name="P3" text:outline-level="3"><text:bookmark text:name="installation"/>Installation</text:h>
      <text:p text:style-name="Text_20_body">To get you started quickly we want to provide you with a step by step guide of the whole installation process. We are using a plain Ubuntu 13.04 image.</text:p>
      <text:p text:style-name="Preformatted_20_Text"><text:span text:style-name="Source_20_Text"># ----------------</text:span></text:p>
      <text:p text:style-name="Preformatted_20_Text"><text:span text:style-name="Source_20_Text"># Lastest version of NodeJS and NPM</text:span></text:p>
      <text:p text:style-name="Preformatted_20_Text"><text:span text:style-name="Source_20_Text"># ----------------</text:span></text:p>
      <text:p text:style-name="Preformatted_20_Text"><text:span text:style-name="Source_20_Text">sudo apt-get install python-software-properties <text:s/></text:span></text:p>
      <text:p text:style-name="Preformatted_20_Text"><text:span text:style-name="Source_20_Text">sudo apt-add-repository ppa:chris-lea/node.js <text:s/></text:span></text:p>
      <text:p text:style-name="Preformatted_20_Text"><text:span text:style-name="Source_20_Text">sudo apt-get update <text:s/></text:span></text:p>
      <text:p text:style-name="Preformatted_20_Text"><text:span text:style-name="Source_20_Text">sudo apt-get install nodejs</text:span></text:p>
      <text:p text:style-name="Preformatted_20_Text"><text:soft-page-break/></text:p>
      <text:p text:style-name="Preformatted_20_Text"><text:span text:style-name="Source_20_Text"><text:span text:style-name="T1"># ----------------</text:span></text:span></text:p>
      <text:p text:style-name="Preformatted_20_Text"><text:span text:style-name="Source_20_Text"><text:span text:style-name="T1"># Meteor, Meteorite and Laika installation</text:span></text:span></text:p>
      <text:p text:style-name="Preformatted_20_Text"><text:span text:style-name="Source_20_Text"><text:span text:style-name="T1"># ----------------</text:span></text:span></text:p>
      <text:p text:style-name="Preformatted_20_Text"><text:span text:style-name="Source_20_Text"><text:span text:style-name="T1">sudo apt-get install curl <text:s/></text:span></text:span></text:p>
      <text:p text:style-name="Preformatted_20_Text"><text:span text:style-name="Source_20_Text"><text:span text:style-name="T1">curl https://install.meteor.com | /bin/sh <text:s/></text:span></text:span></text:p>
      <text:p text:style-name="Preformatted_20_Text"><text:span text:style-name="Source_20_Text"><text:span text:style-name="T1">sudo npm install -g meteorite <text:s/></text:span></text:span></text:p>
      <text:p text:style-name="Preformatted_20_Text"><text:span text:style-name="Source_20_Text"><text:span text:style-name="T1">sudo npm install -g laika</text:span></text:span></text:p>
      <text:p text:style-name="Preformatted_20_Text"/>
      <text:p text:style-name="Preformatted_20_Text"><text:span text:style-name="Source_20_Text"># ----------------</text:span></text:p>
      <text:p text:style-name="Preformatted_20_Text"><text:span text:style-name="Source_20_Text"># JSHint, CSSLint</text:span></text:p>
      <text:p text:style-name="Preformatted_20_Text"><text:span text:style-name="Source_20_Text"># ----------------</text:span></text:p>
      <text:p text:style-name="Preformatted_20_Text"><text:span text:style-name="Source_20_Text">sudo npm install -g jshint <text:s/></text:span></text:p>
      <text:p text:style-name="Preformatted_20_Text"><text:span text:style-name="Source_20_Text">sudo npm install -g csslint</text:span></text:p>
      <text:p text:style-name="Preformatted_20_Text"/>
      <text:p text:style-name="Preformatted_20_Text"><text:span text:style-name="Source_20_Text"># ----------------</text:span></text:p>
      <text:p text:style-name="Preformatted_20_Text"><text:span text:style-name="Source_20_Text"># PhantomJS 1.8.1</text:span></text:p>
      <text:p text:style-name="Preformatted_20_Text"><text:span text:style-name="Source_20_Text"># ----------------</text:span></text:p>
      <text:p text:style-name="Preformatted_20_Text"><text:span text:style-name="Source_20_Text">cd /usr/local/share/ <text:s/></text:span></text:p>
      <text:p text:style-name="Preformatted_20_Text"><text:span text:style-name="Source_20_Text">sudo wget http://phantomjs.googlecode.com/files/phantomjs-1.8.1-linux-x86_64.tar.bz2 <text:s/></text:span></text:p>
      <text:p text:style-name="Preformatted_20_Text"><text:span text:style-name="Source_20_Text">sudo tar jxvf phantomjs-1.8.1-linux-x86_64.tar.bz2 <text:s/></text:span></text:p>
      <text:p text:style-name="Preformatted_20_Text"><text:span text:style-name="Source_20_Text">sudo ln -s /usr/local/share/phantomjs-1.8.1-linux-x86_64/ /usr/local/share/phantomjs <text:s/></text:span></text:p>
      <text:p text:style-name="Preformatted_20_Text"><text:span text:style-name="Source_20_Text">sudo ln -s /usr/local/share/phantomjs/bin/phantomjs /usr/local/bin/phantomjs</text:span></text:p>
      <text:p text:style-name="Preformatted_20_Text"/>
      <text:p text:style-name="Preformatted_20_Text"><text:span text:style-name="Source_20_Text"># ----------------</text:span></text:p>
      <text:p text:style-name="Preformatted_20_Text"><text:span text:style-name="Source_20_Text"># MongoDB</text:span></text:p>
      <text:p text:style-name="Preformatted_20_Text"><text:span text:style-name="Source_20_Text"># ----------------</text:span></text:p>
      <text:p text:style-name="Preformatted_20_Text"><text:span text:style-name="Source_20_Text">sudo apt-get install mongodb</text:span></text:p>
      <text:p text:style-name="Preformatted_20_Text"/>
      <text:p text:style-name="Preformatted_20_Text"><text:span text:style-name="Source_20_Text"># ----------------</text:span></text:p>
      <text:p text:style-name="Preformatted_20_Text"><text:span text:style-name="Source_20_Text"># Latest version of Jenkins</text:span></text:p>
      <text:p text:style-name="Preformatted_20_Text"><text:span text:style-name="Source_20_Text"># ----------------</text:span></text:p>
      <text:p text:style-name="Preformatted_20_Text"><text:span text:style-name="Source_20_Text">wget -q -O - http://pkg.jenkins-ci.org/debian/jenkins-ci.org.key | sudo apt-key add - <text:s/></text:span></text:p>
      <text:p text:style-name="Preformatted_20_Text"><text:span text:style-name="Source_20_Text">sudo sh -c 'echo deb http://pkg.jenkins-ci.org/debian binary/ &gt; /etc/apt/sources.list.d/jenkins.list' <text:s/></text:span></text:p>
      <text:p text:style-name="Preformatted_20_Text"><text:span text:style-name="Source_20_Text">sudo apt-get update <text:s/></text:span></text:p>
      <text:p text:style-name="Preformatted_20_Text"><text:span text:style-name="Source_20_Text">sudo apt-get install jenkins</text:span></text:p>
      <text:p text:style-name="Preformatted_20_Text"/>
      <text:p text:style-name="Preformatted_20_Text"><text:span text:style-name="Source_20_Text"># ----------------</text:span></text:p>
      <text:p text:style-name="Preformatted_20_Text"><text:span text:style-name="Source_20_Text"># Git</text:span></text:p>
      <text:p text:style-name="Preformatted_20_Text"><text:span text:style-name="Source_20_Text"># ----------------</text:span></text:p>
      <text:p text:style-name="P4"><text:span text:style-name="Source_20_Text">sudo apt-get install git <text:s/></text:span></text:p>
      <text:p text:style-name="P12"/>
      <text:p text:style-name="P12">Meteor Project Run Within Jenkins</text:p>
      <text:p text:style-name="P12"/>
      <text:p text:style-name="P12">Open the Jenkins-&gt;New Item-&gt; Enter an Item Name(Project name:Meteor-Project)-&gt;Ok</text:p>
      <text:p text:style-name="P12"/>
      <text:p text:style-name="P12">Set the configure for Meteor-Project</text:p>
      <text:p text:style-name="P12"/>
      <text:p text:style-name="P12">The Following page will open like this </text:p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><text:bookmark text:name="basisconfigurationofjenkins"/></text:p>
      <text:p text:style-name="P1"/>
      <text:p text:style-name="P1"/>
      <text:p text:style-name="P6"/>
      <text:p text:style-name="P8"/>
      <text:p text:style-name="P5"/>
      <text:p text:style-name="P7"/>
      <text:p text:style-name="P5"/>
      <text:p text:style-name="P5"/>
      <text:p text:style-name="P5"/>
      <text:p text:style-name="P5"/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6:53:56.062511433</meta:creation-date>
    <dc:date>2016-08-12T10:15:56.042687178</dc:date>
    <meta:editing-duration>PT1H41M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" meta:paragraph-count="62" meta:word-count="442" meta:character-count="3139" meta:non-whitespace-character-count="2738"/>
  </office:meta>
</office:document-meta>
</file>